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officeooo:paragraph-rsid="000bc205" style:font-weight-asian="normal" style:font-weight-complex="normal"/>
    </style:style>
    <style:style style:name="P2" style:family="paragraph" style:parent-style-name="Standard">
      <style:text-properties fo:font-weight="normal" officeooo:rsid="000bc205" officeooo:paragraph-rsid="000bc205" style:font-weight-asian="normal" style:font-weight-complex="normal"/>
    </style:style>
    <style:style style:name="P3" style:family="paragraph" style:parent-style-name="Standard">
      <style:text-properties fo:font-weight="normal" officeooo:rsid="000d5970" officeooo:paragraph-rsid="000bc205" style:font-weight-asian="normal" style:font-weight-complex="normal"/>
    </style:style>
    <style:style style:name="P4" style:family="paragraph" style:parent-style-name="Standard">
      <style:text-properties fo:font-weight="normal" officeooo:rsid="000e457f" officeooo:paragraph-rsid="000bc205" style:font-weight-asian="normal" style:font-weight-complex="normal"/>
    </style:style>
    <style:style style:name="P5" style:family="paragraph" style:parent-style-name="Standard">
      <style:text-properties fo:font-weight="normal" officeooo:rsid="001167bf" officeooo:paragraph-rsid="001167bf" style:font-weight-asian="normal" style:font-weight-complex="normal"/>
    </style:style>
    <style:style style:name="P6" style:family="paragraph" style:parent-style-name="Standard">
      <style:text-properties fo:font-weight="normal" officeooo:rsid="001191f6" officeooo:paragraph-rsid="001191f6" style:font-weight-asian="normal" style:font-weight-complex="normal"/>
    </style:style>
    <style:style style:name="P7" style:family="paragraph" style:parent-style-name="Standard">
      <style:text-properties fo:font-weight="normal" officeooo:rsid="00154b84" officeooo:paragraph-rsid="00154b84" style:font-weight-asian="normal" style:font-weight-complex="normal"/>
    </style:style>
    <style:style style:name="P8" style:family="paragraph" style:parent-style-name="Standard">
      <style:text-properties fo:font-weight="normal" officeooo:rsid="00179c81" officeooo:paragraph-rsid="00179c81" style:font-weight-asian="normal" style:font-weight-complex="normal"/>
    </style:style>
    <style:style style:name="P9" style:family="paragraph" style:parent-style-name="Standard">
      <style:text-properties fo:font-weight="normal" officeooo:rsid="00185afa" officeooo:paragraph-rsid="00185afa" style:font-weight-asian="normal" style:font-weight-complex="normal"/>
    </style:style>
    <style:style style:name="P10" style:family="paragraph" style:parent-style-name="Standard">
      <style:text-properties fo:font-weight="normal" officeooo:rsid="001ac56a" officeooo:paragraph-rsid="001ac56a" style:font-weight-asian="normal" style:font-weight-complex="normal"/>
    </style:style>
    <style:style style:name="P11" style:family="paragraph" style:parent-style-name="Standard">
      <style:text-properties fo:font-weight="normal" officeooo:rsid="001c1f24" officeooo:paragraph-rsid="001c1f24" style:font-weight-asian="normal" style:font-weight-complex="normal"/>
    </style:style>
    <style:style style:name="P12" style:family="paragraph" style:parent-style-name="Standard">
      <style:text-properties fo:font-weight="normal" officeooo:rsid="001d9c6c" officeooo:paragraph-rsid="001d9c6c" style:font-weight-asian="normal" style:font-weight-complex="normal"/>
    </style:style>
    <style:style style:name="P13" style:family="paragraph" style:parent-style-name="Standard">
      <style:text-properties fo:font-weight="bold" officeooo:paragraph-rsid="000bc205" style:font-weight-asian="bold" style:font-weight-complex="bold"/>
    </style:style>
    <style:style style:name="P14" style:family="paragraph" style:parent-style-name="Standard">
      <style:text-properties fo:font-weight="normal" officeooo:rsid="000d5970" officeooo:paragraph-rsid="000bc205" style:font-weight-asian="normal" style:font-weight-complex="normal"/>
    </style:style>
    <style:style style:name="P15" style:family="paragraph" style:parent-style-name="Standard">
      <style:text-properties fo:font-weight="normal" officeooo:rsid="00176d39" officeooo:paragraph-rsid="000bc205" style:font-weight-asian="normal" style:font-weight-complex="normal"/>
    </style:style>
    <style:style style:name="P16" style:family="paragraph" style:parent-style-name="Standard">
      <style:text-properties fo:font-weight="normal" officeooo:rsid="001ea8cc" officeooo:paragraph-rsid="001ea8cc" style:font-weight-asian="normal" style:font-weight-complex="normal"/>
    </style:style>
    <style:style style:name="T1" style:family="text">
      <style:text-properties officeooo:rsid="0012908e"/>
    </style:style>
    <style:style style:name="T2" style:family="text">
      <style:text-properties officeooo:rsid="0013ed8f"/>
    </style:style>
    <style:style style:name="T3" style:family="text">
      <style:text-properties officeooo:rsid="00176d39"/>
    </style:style>
    <style:style style:name="T4" style:family="text">
      <style:text-properties officeooo:rsid="00185afa"/>
    </style:style>
    <style:style style:name="T5" style:family="text">
      <style:text-properties officeooo:rsid="001c1f24"/>
    </style:style>
    <style:style style:name="T6" style:family="text">
      <style:text-properties officeooo:rsid="001ea8cc"/>
    </style:style>
    <style:style style:name="T7" style:family="text">
      <style:text-properties officeooo:rsid="0021eba8"/>
    </style:style>
    <style:style style:name="T8" style:family="text">
      <style:text-properties officeooo:rsid="0022b3f7"/>
    </style:style>
    <style:style style:name="T9" style:family="text">
      <style:text-properties officeooo:rsid="002335c8"/>
    </style:style>
    <style:style style:name="T10" style:family="text">
      <style:text-properties officeooo:rsid="00234262"/>
    </style:style>
    <style:style style:name="T11" style:family="text">
      <style:text-properties officeooo:rsid="00246931"/>
    </style:style>
    <style:style style:name="T12" style:family="text">
      <style:text-properties officeooo:rsid="002684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ame</text:p>
      <text:p text:style-name="P5">Heuert die Hochelfin an</text:p>
      <text:p text:style-name="P1"/>
      <text:p text:style-name="P13">Bedingung</text:p>
      <text:p text:style-name="P6">Alle Spielercharaktere sammeln sich auf dem Bauernhof bei der Drachentöterin.</text:p>
      <text:p text:style-name="P1"/>
      <text:p text:style-name="P13">Ablauf</text:p>
      <text:p text:style-name="P3">Ausblendung.</text:p>
      <text:p text:style-name="P4">Tageszeit <text:span text:style-name="T1">12:00</text:span> Uhr.</text:p>
      <text:p text:style-name="P2">Man sieht den Charakter und die Drachentöterin <text:span text:style-name="T2">von oben im Bauernhof.</text:span></text:p>
      <text:p text:style-name="P7">Der Charakter läuft auf die Drachentöterin zu und bleibt vor ihr stehen.</text:p>
      <text:p text:style-name="P3"/>
      <text:p text:style-name="P3">Drachentöterin: „Sieh an, wie schnell wir uns wieder sehen. Was habt Ihr mir zu berichten, Mensch? Habt Ihr etwa schon wieder eine Heldentat vollbracht?“</text:p>
      <text:p text:style-name="P15">Charakter: „Der Herzog benötigt eure Hilfe.“</text:p>
      <text:p text:style-name="P2">Drachentöterin: „<text:span text:style-name="T3">Der Herzog Heimrich von Talras? Meine Hilfe? Wie kommt er zu diesem Schluss. Er kennt weder mich noch meine Absichten.</text:span>“</text:p>
      <text:p text:style-name="P2">Drachentöterin: „<text:span text:style-name="T3">Habt Ihr ihm bereits von unserer Metzelei berichtet und will er mich nun vorladen, damit ich Rechenschaft ablege?</text:span>“</text:p>
      <text:p text:style-name="P8">Charakter: „Nein, nichts davon. Er braucht mehr Verbündete im Kampf gegen die Orks und Dunkelelfen. Der König schickt ihm keine Hilfe.“</text:p>
      <text:p text:style-name="P8">Drachentöterin: „Der König? <text:span text:style-name="T7">D</text:span>as sieht ihm ähnlich. Dararos, der König der Hochelfen bestimmt praktisch über dieses Königreich Mittillant.“</text:p>
      <text:p text:style-name="P8">Drachentöterin: „Er behandelt es als wäre es eine seiner zahlreichen Provinzen. Der König der Menschen ist schwach. Er weiß nicht wie er auf einen bevorstehenden Krieg reagieren soll.“</text:p>
      <text:p text:style-name="P8">Drachentöterin: „Doch wie sollte ich dem Herzog von Hilfe sein. Mein Auftrag ist erfüllt und bald kehre ich in unsere Hauptstadt zurück <text:span text:style-name="T8">u</text:span>nd erstatte König Dararos Bericht.“</text:p>
      <text:p text:style-name="P8">Charakter: „<text:span text:style-name="T9">Heimrich</text:span> fürchtet den baldigen Einmarsch der Orks und Dunkelelfen. Wenn sein König ihm keine Unterstützung schickt, wird Talras bald in der Hand des Feindes sein.“</text:p>
      <text:p text:style-name="P8">Charakter: „Könnt ihr nicht Unterstützung von eurer Heimat fordern?“</text:p>
      <text:p text:style-name="P8">Drachentöterin: „<text:span text:style-name="T4">In der Tat. Diese Burg würde einem ganzen Heer nicht lange Stand halten. Die Menschen hier sind freundlich zu mir. Es würde mir ganz und gar missfallen sie im Stich zu lassen.“</text:span></text:p>
      <text:p text:style-name="P9">Drachentöterin: „Ich selbst habe jedoch keinen großen Einfluss auf meinen König, genauso wenig wie Heimrich auf den <text:span text:style-name="T10">seinen</text:span>. Was ich euch anbieten kann ist jedoch meine <text:span text:style-name="T11">eigene</text:span> Hilfe hier und jetzt.“</text:p>
      <text:p text:style-name="P9">Drachentöterin: „Auch kann ich zumindest versuchen in meiner Heimat Hilfe zu ersuchen. Ihr habt mir geholfen Deranor den Schrecklichen zu besiegen! Ihr solltet in meiner Heimat als Helden gefeiert werden.“</text:p>
      <text:p text:style-name="P9">Charakter: „Dann kommt mit zum Herzog und erzählt ihm davon!“</text:p>
      <text:p text:style-name="P9">Drachentöterin: „Nun gut, lasst uns keine Zeit mehr verlieren.“</text:p>
      <text:p text:style-name="P9"/>
      <text:p text:style-name="P9">Ausblendung</text:p>
      <text:p text:style-name="P9">Kamaraansicht in der Burg.</text:p>
      <text:p text:style-name="P9">Drachentöterin und Charakter stehen vor Heimrich und Markward.</text:p>
      <text:p text:style-name="P9"/>
      <text:p text:style-name="P10">Heimrich: „Ich grüße Euch Hochelfin, seid willkommen in meiner Burg Talras.“</text:p>
      <text:p text:style-name="P10">Drachentöterin: „Habt Dank werter Herzog. Es ist mir eine Ehre.“</text:p>
      <text:p text:style-name="P10">Heimrich: „Ich hoffe sie denkt nichts Falsches von uns. Keineswegs wollen wir sie ausnutzen, doch bleibt uns in dieser schwierigen Zeit nichts anderes mehr übrig.“</text:p>
      <text:p text:style-name="P10">Drachentöterin: „Ich verstehe Eure Lage durchaus. <text:span text:style-name="T5">Noch heute werde ich ein Schreiben an meine Heimat verfassen und um Hilfe bitten. Eure Gefährten hier haben mir treue Dienste erwiesen. Nie </text:span><text:soft-page-break/><text:span text:style-name="T5">würde ich ihnen einen Wunsch verwehren.“</text:span></text:p>
      <text:p text:style-name="P11">Heimrich: „Nun gut, habt Dank! Ritter Markward wird alles weitere mit ihr besprechen.“</text:p>
      <text:p text:style-name="P11">Heimrich geht weg (mal wieder).</text:p>
      <text:p text:style-name="P12">Markward tritt hervor.</text:p>
      <text:p text:style-name="P12">Markward: „Wir haben mit Hilfe der Nordmänner das Lager der Orks und Dunkelelfen besetzt. Sogar Dorfbewohner haben sich kampfbereit gemacht um auf eigene Faust gegen die Feinde vorzugehen.“</text:p>
      <text:p text:style-name="P12">Markward: „Wir müssen den Kampfgeist der Männer und die Gunst der Stunde nutzen bevor es zu spät ist.“</text:p>
      <text:p text:style-name="P12">Markward: „Unser Plan sieht vor das eroberte Lager zu befestigen und einen starken Vorposten zu errichten, der die Feinde solange wie möglich aufhalten wird.“</text:p>
      <text:p text:style-name="P12">Markward: „Zunächst müsst ihr dazu das Lager mit <text:span text:style-name="T12">Waffen</text:span>, Nahrung und Holz versorgen. Danach sollten Fallen vor den Mauern aufgestellt werden. <text:span text:style-name="T6">Außerdem müssen mehr kriegstaugliche Leute auf dem Bauernhof rekrutiert werden.</text:span>“</text:p>
      <text:p text:style-name="P16">Markward: „Selbstverständlich wird der Herzog euch für eure Dienste wieder entsprechend entlohnen. Viel Glü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mino Dauth</meta:initial-creator>
    <meta:creation-date>2011-03-06T13:20:04</meta:creation-date>
    <meta:generator>LibreOffice/4.2.6.3$Windows_x86 LibreOffice_project/3fd416d4c6db7d3204c17ce57a1d70f6e531ee21</meta:generator>
    <dc:date>2015-05-10T13:21:47.323000000</dc:date>
    <meta:editing-duration>PT2H57M7S</meta:editing-duration>
    <meta:editing-cycles>31</meta:editing-cycles>
    <meta:document-statistic meta:table-count="0" meta:image-count="0" meta:object-count="0" meta:page-count="2" meta:paragraph-count="39" meta:word-count="586" meta:character-count="3900" meta:non-whitespace-character-count="3353"/>
  </office:meta>
</office:document-meta>
</file>